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b5394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officeooo:rsid="00015a22" officeooo:paragraph-rsid="00015a22"/>
    </style:style>
    <style:style style:name="P4" style:family="paragraph" style:parent-style-name="Standard">
      <style:text-properties officeooo:rsid="0002377a" officeooo:paragraph-rsid="0002377a"/>
    </style:style>
    <style:style style:name="P5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3">
      <style:paragraph-properties fo:margin-left="2.54cm" fo:margin-right="0cm" fo:text-indent="-0.635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Text_20_body" style:list-style-name="L2"/>
    <style:style style:name="P11" style:family="paragraph" style:parent-style-name="Text_20_body" style:list-style-name="L6">
      <style:text-properties officeooo:rsid="000162c4" officeooo:paragraph-rsid="000162c4"/>
    </style:style>
    <style:style style:name="P12" style:family="paragraph" style:parent-style-name="Text_20_body" style:list-style-name="L8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015a22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officeooo:rsid="00015a22" officeooo:paragraph-rsid="00015a22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  <style:text-properties officeooo:paragraph-rsid="000162c4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8">
      <style:paragraph-properties fo:margin-top="0cm" fo:margin-bottom="0cm" loext:contextual-spacing="false"/>
    </style:style>
    <style:style style:name="P20" style:family="paragraph" style:parent-style-name="Heading_20_2" style:master-page-name="Standard">
      <style:paragraph-properties style:page-number="1"/>
    </style:style>
    <style:style style:name="P21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color="#0b5394"/>
    </style:style>
    <style:style style:name="T2" style:family="text">
      <style:text-properties fo:color="#0b5394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15a22"/>
    </style:style>
    <style:style style:name="T6" style:family="text">
      <style:text-properties officeooo:rsid="000162c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gjdgxs"/>Nombre del Curso:</text:p>
      <text:p text:style-name="P3">Introducción a OpenShift</text:p>
      <text:p text:style-name="Standard"/>
      <text:p text:style-name="Heading_20_2"><text:bookmark text:name="_30j0zll"/>Objetivos del Curso:</text:p>
      <text:list xml:id="list1097308467228136735" text:style-name="L1">
        <text:list-item>
          <text:p text:style-name="P13">Conocer el concepto de Cloud Computing </text:p>
        </text:list-item>
        <text:list-item>
          <text:p text:style-name="P13">Introducir la capa de Plataforma como Servicio (PaaS) </text:p>
        </text:list-item>
        <text:list-item>
          <text:p text:style-name="P13">Conocer las características principales de <text:span text:style-name="T5">OpenShift</text:span></text:p>
        </text:list-item>
        <text:list-item>
          <text:p text:style-name="P13">Usar git como herramienta fundamental en el despliegue moderno de aplicaciones </text:p>
        </text:list-item>
        <text:list-item>
          <text:p text:style-name="P15">Desplegar un sitio web estático en OpenShift</text:p>
        </text:list-item>
        <text:list-item>
          <text:p text:style-name="P13"><text:span text:style-name="T5">Desplegar</text:span> nuestras aplicaciones PHP <text:span text:style-name="T5">en OpenShift</text:span></text:p>
        </text:list-item>
        <text:list-item>
          <text:p text:style-name="P14"><text:span text:style-name="T5">Desplegar</text:span> nuestras aplicaciones P<text:span text:style-name="T5">ython</text:span> <text:span text:style-name="T5">en OpenShift</text:span></text:p>
        </text:list-item>
      </text:list>
      <text:p text:style-name="Standard"/>
      <text:p text:style-name="Heading_20_2"><text:bookmark text:name="_1fob9te"/>¿Para quien va dirigido? ¿Nivel del curso?</text:p>
      <text:p text:style-name="Standard">Este curso va dirigido a personas que <text:span text:style-name="T5">tienen experiencia en el despliegue de aplicaciones con contendores y quieren aprender un producto que le facilita el ciclo de vida de la implantación de una aplicación web en un entorno de contendores</text:span></text:p>
      <text:p text:style-name="Standard"/>
      <text:p text:style-name="Standard">Nivel: <text:span text:style-name="T5">Intermedio</text:span></text:p>
      <text:p text:style-name="Heading_20_2"><text:bookmark text:name="_3znysh7"/>¿Qué aprenderé en el curso?:</text:p>
      <text:p text:style-name="Standard"/>
      <text:list xml:id="list6604083430489867195" text:style-name="L2">
        <text:list-item>
          <text:p text:style-name="P17">Las características fundamentales del Cloud Computing </text:p>
        </text:list-item>
        <text:list-item>
          <text:p text:style-name="P16">Las ventajas que nos ofrece el PaaS en el despliegue de aplicaciones </text:p>
        </text:list-item>
        <text:list-item>
          <text:p text:style-name="P16">Las características fundamentales de <text:span text:style-name="T6">OpenShift</text:span></text:p>
        </text:list-item>
        <text:list-item>
          <text:p text:style-name="P16">Usar el dashboard y el CLI de <text:span text:style-name="T6">Openshift</text:span></text:p>
        </text:list-item>
        <text:list-item>
          <text:p text:style-name="P16">Uso básico de git como medio de transferencia de ficheros en nuestro despliegue </text:p>
        </text:list-item>
        <text:list-item>
          <text:p text:style-name="P17">Desplegar aplicaciones <text:span text:style-name="T6">web estáticas</text:span> en <text:span text:style-name="T6">OpenShift</text:span></text:p>
        </text:list-item>
        <text:list-item>
          <text:p text:style-name="P17">Desplegar aplicaciones <text:span text:style-name="T6">web PHP</text:span> en <text:span text:style-name="T6">OpenShift</text:span></text:p>
        </text:list-item>
        <text:list-item>
          <text:p text:style-name="P10">Desplegar aplicaciones <text:span text:style-name="T6">web python</text:span> en <text:span text:style-name="T6">OpenShift</text:span></text:p>
        </text:list-item>
      </text:list>
      <text:p text:style-name="Heading_20_2"><text:bookmark text:name="_2et92p0"/>Conocimientos Previos (requisitos):</text:p>
      <text:p text:style-name="Standard"/>
      <text:list xml:id="list2541705221517472305" text:style-name="L6">
        <text:list-item>
          <text:p text:style-name="P18">Uso básico de git </text:p>
        </text:list-item>
        <text:list-item>
          <text:p text:style-name="P18">Conocimientos previos sobre protocolo HTTP, servicios web (apache/nginx) y servidor de base de datos MySql </text:p>
        </text:list-item>
        <text:list-item>
          <text:p text:style-name="P18">Algún conocimiento de PHP <text:span text:style-name="T6">y python</text:span> (no vamos a codificar, pero si modificaremos alguna línea de código). </text:p>
        </text:list-item>
        <text:list-item>
          <text:p text:style-name="P11">Si tienes conocimeintos en docker y Kubernetes habrá conceptos que se entenderán <text:soft-page-break/>mucho mejor.</text:p>
        </text:list-item>
      </text:list>
      <text:p text:style-name="Standard"/>
      <text:p text:style-name="Heading_20_2"><text:bookmark text:name="_tyjcwt"/>Duración del curso aproximada (en tiempo de vídeo):</text:p>
      <text:p text:style-name="P4"/>
      <text:p text:style-name="P4">5 horas</text:p>
      <text:p text:style-name="P1"/>
      <text:p text:style-name="Heading_20_2"><text:bookmark text:name="_3dy6vkm"/>Propuesta inicial de Temario:</text:p>
      <text:p text:style-name="P21">Curso de Openshift</text:p>
      <text:list xml:id="list1850619326609950543" text:style-name="L8">
        <text:list-item>
          <text:p text:style-name="P19">Introducción a PaaS </text:p>
        </text:list-item>
        <text:list-item>
          <text:p text:style-name="P19">Ciclo de vida de nuestras aplicaciones en docker </text:p>
        </text:list-item>
        <text:list-item>
          <text:p text:style-name="P19">Persistencia de la información en docker </text:p>
        </text:list-item>
        <text:list-item>
          <text:p text:style-name="P19">¿Qué nos aporta Kubernetes al despliegue de aplicaciones? </text:p>
          <text:list>
            <text:list-item>
              <text:p text:style-name="P19">Tolerancia a fallos </text:p>
            </text:list-item>
            <text:list-item>
              <text:p text:style-name="P19">Escabilidad </text:p>
            </text:list-item>
            <text:list-item>
              <text:p text:style-name="P19">Balanceo de carga </text:p>
            </text:list-item>
            <text:list-item>
              <text:p text:style-name="P19">Actualizaciones continúas </text:p>
            </text:list-item>
            <text:list-item>
              <text:p text:style-name="P19">Rollback de nuestra aplicación </text:p>
            </text:list-item>
            <text:list-item>
              <text:p text:style-name="P19">Enrutamiento de nuestra aplicación </text:p>
            </text:list-item>
            <text:list-item>
              <text:p text:style-name="P19">Volúmenes persistentes </text:p>
            </text:list-item>
          </text:list>
        </text:list-item>
        <text:list-item>
          <text:p text:style-name="P19">Introducción a openshift </text:p>
          <text:list>
            <text:list-item>
              <text:p text:style-name="P19">¿Qué nos aporta Openshift al despliegue de aplicaciones? </text:p>
            </text:list-item>
            <text:list-item>
              <text:p text:style-name="P19">Ventajas que ofrece openshift para el despliegue de aplicaciones </text:p>
            </text:list-item>
            <text:list-item>
              <text:p text:style-name="P19">Ciclo de vida de nuestras aplicaciones en Openshift </text:p>
            </text:list-item>
            <text:list-item>
              <text:p text:style-name="P19">Soluciones disponibles de openshift </text:p>
            </text:list-item>
            <text:list-item>
              <text:p text:style-name="P19">Despliegue tradicional us despliegue de miscroservicios </text:p>
            </text:list-item>
          </text:list>
        </text:list-item>
        <text:list-item>
          <text:p text:style-name="P19">minishift: Instalación local de Openshift </text:p>
        </text:list-item>
        <text:list-item>
          <text:p text:style-name="P19">Recursos que nos ofrece Openshift </text:p>
        </text:list-item>
        <text:list-item>
          <text:p text:style-name="P19">Ejemplo 1: Despliegue de una página HTML estática en OpenShift </text:p>
        </text:list-item>
        <text:list-item>
          <text:p text:style-name="P19">Introducción a la utilidad de línea de comandos oc </text:p>
        </text:list-item>
        <text:list-item>
          <text:p text:style-name="P19">Ejemplo 2: Despliegue de aplicaciones PHP en OpenShift </text:p>
        </text:list-item>
        <text:list-item>
          <text:p text:style-name="P19">Ejemplo 3: Despliegue de aplicaciones Python en OpenShift </text:p>
        </text:list-item>
        <text:list-item>
          <text:p text:style-name="P12">Ejemplo 4: Despliegue de aplicaciones PHP en OpenShift con almacenamiento persistente </text:p>
        </text:list-item>
      </text:list>
      <text:p text:style-name="P9"/>
      <text:p text:style-name="P8">¿Algo más?</text:p>
      <text:p text:style-name="P2">Sí, contenido difusión:</text:p>
      <text:p text:style-name="Standard"/>
      <text:list xml:id="list376350740292012061" text:style-name="WWNum2">
        <text:list-item>
          <text:p text:style-name="P6">Un vídeo de presentación del curso (máximo 5 minutos)</text:p>
        </text:list-item>
        <text:list-item>
          <text:p text:style-name="P6">4 píldoras por curso: una píldora es un vídeo corto (8 minutos aprox.) para Youtube y <text:soft-page-break/>redes sociales donde lanzas algún dato curioso o haces una pregunta a los posibles alumn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✓" text:bullet-char="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3-18T11:54:55.712525915</dc:date>
    <meta:editing-duration>PT4M47S</meta:editing-duration>
    <meta:editing-cycles>2</meta:editing-cycles>
    <meta:document-statistic meta:table-count="0" meta:image-count="0" meta:object-count="0" meta:page-count="3" meta:paragraph-count="59" meta:word-count="473" meta:character-count="2979" meta:non-whitespace-character-count="2577"/>
  </office:meta>
</office:document-meta>
</file>